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20.00pt" fo:font-weight="bold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center" fo:margin-bottom="10.00pt"/>
    </style:style>
    <style:style style:name="P2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Design Patterns</text:span></text:p>
      <text:p text:style-name="P1"><text:span text:style-name="T2">Pavao Zornija</text:span></text:p>
      <text:p text:style-name="P1"><text:span text:style-name="T2">17523</text:span></text:p>
      <text:p text:style-name="P1"><text:span text:style-name="T2"/></text:p>
      <text:p text:style-name="P2"><text:span text:style-name="T3">1. Composite Pattern</text:span></text:p>
      <text:p text:style-name="P2"><text:span text:style-name="T4">Ideja ovog patterna jeste da se grupa objekata tretira kao instanca samo jednog objekta. Primjer bi mogao biti tim i<text:s/></text:span><text:span text:style-name="T5">član. Tim je skupina nekoliko članova. Koristan je pri smanjivanju količine koda. Sastoji se od klasa Klijent, Kompozit, IKomponenta, Komponenta. Jedno dobro mjesto za korištenje ovog patterna bi bilo kod Ponude i filma. Film sadrži podatke o sebi, a ponuda sadrži sve filmove uz ove podatke. Ovdje bi bilo dobro iskoristiti ovaj pattern za smanjenje količine koda, a i admini bi mogli jednostavnije raditi.</text:span></text:p>
      <text:p text:style-name="P2"><text:span text:style-name="T5"/></text:p>
      <text:p text:style-name="P2"><text:span text:style-name="T6">2. Decorator Pattern</text:span></text:p>
      <text:p text:style-name="P2"><text:span text:style-name="T7">Ovaj Pattern je koristan za dodavanje novih funkcionalnosti na već postojeće objekte. Jedna od osnovnih kvaliteta dobrog koda jeste ponovna upotrebljivost. Bitno je da možemo kod iskoristiti u mnogim situacijama, te da ne moramo ogromne blokove koda mijenjati u potpunosti. Sastoji se od klasa Komponenta, IKomponenta i Decorator. Dobro mjesto za implementaciju ovog patterna bi bilo na adminovoj radnoj površini. Admin mora biti u stanju brzo i efikasno da dodaje nove funkcionalnosti i elemente na aplikaciju.</text:span></text:p>
      <text:p text:style-name="P2"><text:span text:style-name="T7"/></text:p>
      <text:p text:style-name="P2"><text:span text:style-name="T8">3. Facade Pattern</text:span></text:p>
      <text:p text:style-name="P2"><text:span text:style-name="T9">Koristan je kada trebamo dobiti više pogleda visokog nivoa na sistem. Možda jedan korisnik vidi jednu sliku sistema, drugi korisnik drugu sliku i tako vrijedi i za ostale. Sastoji se od klasa Facade i SubsystemClassN. Dobro mjesto za implementaciju bi bilo za različite korisnike. U aplikaciji su prisutna dva tipa: Gost korisnici i Registrovani korisnici.</text:span><text:span text:style-name="T10"/></text:p>
      <text:p text:style-name="P2"><text:span text:style-name="T10"/></text:p>
      <text:p text:style-name="P2"><text:span text:style-name="T10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